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-33% 80%"/>
    </style:style>
    <style:style style:name="T3" style:family="text">
      <style:text-properties style:text-position="-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rime 41, can be written as the sum of six consecutive primes:</text:p>
      <text:p text:style-name="P1">41 = 2 + 3 + 5 + 7 + 11 + 13</text:p>
      <text:p text:style-name="P1">This is the longest sum of consecutive primes that adds to a prime below one-hundred.</text:p>
      <text:p text:style-name="P1">The longest sum of consecutive primes below one-thousand that adds to a prime, contains 21 terms, and is equal to 953.</text:p>
      <text:p text:style-name="P1">Which prime, below one-million, can be written as the sum of the most consecutive primes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22T15:39:40.569000000</dc:date>
    <meta:editing-duration>PT1H58M59S</meta:editing-duration>
    <meta:editing-cycles>31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5" meta:word-count="77" meta:character-count="386" meta:non-whitespace-character-count="314"/>
  </office:meta>
</office:document-meta>
</file>